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8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9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1pt 1pt" style:font-size-asian="28pt" style:font-size-complex="28pt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text-shadow="none" style:font-size-asian="28pt" style:font-size-complex="28pt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fo:color="#000000" style:font-name="Segoe UI Semibold" fo:font-size="32pt" fo:text-shadow="none" style:font-size-asian="32pt" style:font-size-complex="32pt"/>
    </style:style>
    <style:style style:name="T8" style:family="text">
      <style:text-properties fo:color="#000000" style:font-name="Segoe UI Semibold" fo:font-size="36pt" fo:text-shadow="none" style:font-size-asian="36pt" style:font-size-complex="36pt"/>
    </style:style>
    <style:style style:name="T9" style:family="text">
      <style:text-properties fo:color="#000000" style:font-name="Segoe UI1" fo:font-size="35pt" fo:text-shadow="none" fo:font-weight="normal" style:font-size-asian="35pt" style:font-weight-asian="normal" style:font-size-complex="35pt" style:font-weight-complex="normal"/>
    </style:style>
    <style:style style:name="T10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11" style:family="text">
      <style:text-properties fo:color="#000000" style:font-name="Segoe UI Semibold" fo:font-size="26pt" fo:text-shadow="none" style:font-size-asian="26pt" style:font-size-complex="26pt"/>
    </style:style>
    <style:style style:name="T12" style:family="text">
      <style:text-properties fo:color="#ffffff" style:font-name="Segoe UI1" fo:font-size="32pt" fo:text-shadow="1pt 1pt" style:font-size-asian="32pt" style:font-size-complex="32pt"/>
    </style:style>
    <style:style style:name="T13" style:family="text">
      <style:text-properties fo:color="#ffffff" style:font-name="Segoe UI1" fo:font-size="26pt" fo:text-shadow="1pt 1pt" style:font-size-asian="26pt" style:font-size-complex="26pt"/>
    </style:style>
    <style:style style:name="T14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619</text:span><text:span text:style-name="T2"> </text:span></text:p>
            <text:p text:style-name="P1"><text:span text:style-name="T3">“</text:span><text:span text:style-name="T3">Thy Body, Given for Me, O Savio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6.162cm" svg:height="8.701cm" svg:x="0.762cm" svg:y="0.443cm">
          <draw:text-box>
            <text:p text:style-name="P4"><text:span text:style-name="T4">1. </text:span><text:span text:style-name="T5">Thy body, giv’n for me, O Savior,</text:span><text:span text:style-name="T5"><text:line-break/></text:span><text:span text:style-name="T5"> <text:s text:c="3"/>Thy blood which Thou for </text:span><text:span text:style-name="T6">me didst shed,</text:span><text:span text:style-name="T5"><text:line-break/></text:span><text:span text:style-name="T5"> <text:s text:c="3"/>These are my life and strength forever,</text:span><text:span text:style-name="T5"><text:line-break/></text:span><text:span text:style-name="T5"> <text:s text:c="3"/>By them my hungry soul is f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7" draw:layer="layout" svg:width="25.654cm" svg:height="5.134cm" svg:x="1.27cm" svg:y="0.762cm">
          <draw:text-box>
            <text:p text:style-name="P4"><text:span text:style-name="T2">Refrain: </text:span><text:span text:style-name="T7"><text:s/></text:span></text:p>
            <text:p text:style-name="P4"><text:span text:style-name="T8"><text:s text:c="5"/></text:span><text:span text:style-name="T5">Lord, may Thy body and Thy blood</text:span><text:span text:style-name="T5"><text:line-break/></text:span><text:span text:style-name="T5"> <text:s text:c="4"/>Be for my soul the highest goo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5" draw:layer="layout" svg:width="25.654cm" svg:height="7.011cm" svg:x="1.27cm" svg:y="0.609cm">
          <draw:text-box>
            <text:p text:style-name="P4"><text:span text:style-name="T4">2. </text:span><text:span text:style-name="T5">With Thee, Lord, I am now united;</text:span><text:span text:style-name="T5"><text:line-break/></text:span><text:span text:style-name="T5"> <text:s text:c="3"/>I live in Thee and Thou in me.</text:span><text:span text:style-name="T5"><text:line-break/></text:span><text:span text:style-name="T5"> <text:s text:c="3"/>No sorrow fills my soul, delighted</text:span><text:span text:style-name="T5"><text:line-break/></text:span><text:span text:style-name="T5"> <text:s text:c="3"/>It finds its only joy in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7" draw:layer="layout" svg:width="25.654cm" svg:height="5.134cm" svg:x="1.27cm" svg:y="0.962cm">
          <draw:text-box>
            <text:p text:style-name="P4"><text:span text:style-name="T2">Refrain: </text:span><text:span text:style-name="T7"><text:s/></text:span></text:p>
            <text:p text:style-name="P4"><text:span text:style-name="T8"><text:s text:c="5"/></text:span><text:span text:style-name="T5">Lord, may Thy body and Thy blood</text:span><text:span text:style-name="T5"><text:line-break/></text:span><text:span text:style-name="T5"> <text:s text:c="4"/>Be for my soul the highest goo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5" draw:text-style-name="P5" draw:layer="layout" svg:width="25.654cm" svg:height="7.011cm" svg:x="1.016cm" svg:y="0.508cm">
          <draw:text-box>
            <text:p text:style-name="P4"><text:span text:style-name="T4">3. </text:span><text:span text:style-name="T5">Who can condemn me now? For surely</text:span><text:span text:style-name="T5"><text:line-break/></text:span><text:span text:style-name="T5"> <text:s text:c="3"/>The Lord is nigh, who justifies.</text:span><text:span text:style-name="T5"><text:line-break/></text:span><text:span text:style-name="T5"> <text:s text:c="3"/>No hell I fear, and thus securely</text:span><text:span text:style-name="T5"><text:line-break/></text:span><text:span text:style-name="T5"> <text:s text:c="3"/>With Jesus I to heaven r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6" draw:text-style-name="P8" draw:layer="layout" svg:width="25.654cm" svg:height="4.94cm" svg:x="1.27cm" svg:y="0.903cm">
          <draw:text-box>
            <text:p text:style-name="P4"><text:span text:style-name="T2">Refrain: <text:s/></text:span></text:p>
            <text:p text:style-name="P4"><text:span text:style-name="T5"><text:s text:c="5"/></text:span><text:span text:style-name="T5">Lord, may Thy body and Thy blood</text:span><text:span text:style-name="T5"><text:line-break/></text:span><text:span text:style-name="T5"> <text:s text:c="4"/>Be for my soul the highest goo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7" draw:text-style-name="P5" draw:layer="layout" svg:width="25.908cm" svg:height="7.366cm" svg:x="1.016cm" svg:y="0.508cm">
          <draw:text-box>
            <text:p text:style-name="P4"><text:span text:style-name="T4">4.</text:span><text:span text:style-name="T9"> </text:span><text:span text:style-name="T6">Though death may</text:span><text:span text:style-name="T10"> threaten with</text:span><text:span text:style-name="T6"> </text:span><text:span text:style-name="T10">disaster,</text:span><text:span text:style-name="T5"><text:line-break/></text:span><text:span text:style-name="T5"> <text:s text:c="3"/>It cannot rob me of my cheer;</text:span><text:span text:style-name="T5"><text:line-break/></text:span><text:span text:style-name="T5"> <text:s text:c="3"/>For He who is of death the master</text:span><text:span text:style-name="T5"><text:line-break/></text:span><text:span text:style-name="T5"> <text:s text:c="3"/>With aid and comfort e’er is n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6" draw:text-style-name="P9" draw:layer="layout" svg:width="25.654cm" svg:height="4.94cm" svg:x="1.27cm" svg:y="1.061cm">
          <draw:text-box>
            <text:p text:style-name="P4"><text:span text:style-name="T2">Refrain: </text:span></text:p>
            <text:p text:style-name="P4"><text:span text:style-name="T5"><text:s text:c="5"/></text:span><text:span text:style-name="T5">Lord, may Thy body and Thy blood</text:span><text:span text:style-name="T5"><text:line-break/></text:span><text:span text:style-name="T5"> <text:s text:c="4"/>Be for my soul the highest goo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5" draw:text-style-name="P5" draw:layer="layout" svg:width="25.654cm" svg:height="7.011cm" svg:x="1.016cm" svg:y="0.609cm">
          <draw:text-box>
            <text:p text:style-name="P4"><text:span text:style-name="T4">5.</text:span><text:span text:style-name="T9"> </text:span><text:span text:style-name="T6">My heart has now become Thy dwelling,</text:span><text:span text:style-name="T5"><text:line-break/></text:span><text:span text:style-name="T5"> <text:s text:c="3"/>O blessèd, holy Trinity.</text:span><text:span text:style-name="T5"><text:line-break/></text:span><text:span text:style-name="T5"> <text:s text:c="3"/>With angels I, Thy praises telling,</text:span><text:span text:style-name="T5"><text:line-break/></text:span><text:span text:style-name="T5"> <text:s text:c="3"/>Shall live in joy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8" draw:text-style-name="P11" draw:layer="layout" svg:width="25.654cm" svg:height="13.307cm" svg:x="1.124cm" svg:y="0.516cm">
          <draw:text-box>
            <text:p text:style-name="P4"><text:span text:style-name="T11">Refrain: </text:span><text:span text:style-name="T7"><text:s/></text:span></text:p>
            <text:p text:style-name="P4"><text:span text:style-name="T8"><text:s text:c="5"/></text:span><text:span text:style-name="T5">Lord, may Thy body and Thy blood</text:span><text:span text:style-name="T5"><text:line-break/></text:span><text:span text:style-name="T5"> <text:s text:c="4"/>Be for my soul the highest good!</text:span></text:p>
            <text:p text:style-name="P4"><text:span text:style-name="T5"/></text:p>
            <text:p text:style-name="P4"><text:span text:style-name="T12"><text:s/></text:span></text:p>
            <text:p text:style-name="P10"><text:span text:style-name="T13"/></text:p>
            <text:p text:style-name="P10"><text:span text:style-name="T14"><text:s text:c="5"/></text:span><text:span text:style-name="T14">© 1941 Concordia Publishing House.</text:span></text:p>
            <text:p text:style-name="P10"><text:span text:style-name="T14"><text:s text:c="5"/></text:span><text:span text:style-name="T14">Used by permission: </text:span></text:p>
            <text:p><text:span text:style-name="T14"><text:s text:c="7"/></text:span><text:span text:style-name="T14">LSB Hymn License .NET, no. 100011038.</text:span></text:p>
            <text:p><text:span text:style-name="T1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0:09:40.415000000</meta:creation-date>
    <dc:title>Hymn template</dc:title>
    <meta:editing-duration>PT27M17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2-12T21:41:40.645000000</dc:date>
    <meta:document-statistic meta:object-count="187"/>
    <meta:template xlink:type="simple" xlink:actuate="onRequest" xlink:title="Hymn template" xlink:href="../../AppData/Roaming/LibreOffice/4/user/template/Worship%20Templsates/Hymn%20template.otp" meta:date="2014-11-22T10:09:40.103000000"/>
  </office:meta>
</office:document-meta>
</file>